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ae84" officeooo:paragraph-rsid="000aae84"/>
    </style:style>
    <style:style style:name="P2" style:family="paragraph" style:parent-style-name="Table_20_Contents">
      <style:text-properties officeooo:rsid="000be8f2" officeooo:paragraph-rsid="000be8f2"/>
    </style:style>
    <style:style style:name="P3" style:family="paragraph" style:parent-style-name="Table_20_Contents">
      <style:text-properties officeooo:rsid="000dddfa" officeooo:paragraph-rsid="000dddfa"/>
    </style:style>
    <style:style style:name="P4" style:family="paragraph" style:parent-style-name="Table_20_Contents">
      <style:text-properties officeooo:rsid="00125292" officeooo:paragraph-rsid="00125292"/>
    </style:style>
    <style:style style:name="P5" style:family="paragraph" style:parent-style-name="Table_20_Contents">
      <style:text-properties officeooo:rsid="00125a23" officeooo:paragraph-rsid="00125a23"/>
    </style:style>
    <style:style style:name="P6" style:family="paragraph" style:parent-style-name="Table_20_Contents">
      <style:text-properties officeooo:rsid="00133cce" officeooo:paragraph-rsid="000f0e6f"/>
    </style:style>
    <style:style style:name="P7" style:family="paragraph" style:parent-style-name="Table_20_Contents">
      <style:text-properties officeooo:rsid="00133cce" officeooo:paragraph-rsid="00133cce"/>
    </style:style>
    <style:style style:name="P8" style:family="paragraph" style:parent-style-name="Table_20_Contents">
      <style:text-properties officeooo:rsid="0015dd98" officeooo:paragraph-rsid="0015dd98"/>
    </style:style>
    <style:style style:name="P9" style:family="paragraph" style:parent-style-name="Table_20_Contents">
      <style:text-properties officeooo:rsid="0015dd98" officeooo:paragraph-rsid="001a308d"/>
    </style:style>
    <style:style style:name="P10" style:family="paragraph" style:parent-style-name="Table_20_Contents">
      <style:text-properties officeooo:paragraph-rsid="0015dd98"/>
    </style:style>
    <style:style style:name="P11" style:family="paragraph" style:parent-style-name="Table_20_Contents">
      <style:text-properties officeooo:rsid="00140c64" officeooo:paragraph-rsid="00140c64"/>
    </style:style>
    <style:style style:name="P12" style:family="paragraph" style:parent-style-name="Table_20_Contents">
      <style:text-properties officeooo:rsid="001ca10b" officeooo:paragraph-rsid="001ca10b"/>
    </style:style>
    <style:style style:name="P13" style:family="paragraph" style:parent-style-name="Table_20_Contents">
      <style:text-properties fo:font-size="12pt" officeooo:paragraph-rsid="00185074" style:font-size-asian="12pt" style:font-size-complex="12pt"/>
    </style:style>
    <style:style style:name="P14" style:family="paragraph" style:parent-style-name="Table_20_Contents">
      <style:text-properties fo:font-size="12pt" officeooo:rsid="001e2049" officeooo:paragraph-rsid="001e2049" style:font-size-asian="12pt" style:font-size-complex="12pt"/>
    </style:style>
    <style:style style:name="P15" style:family="paragraph" style:parent-style-name="Table_20_Contents">
      <style:text-properties fo:font-size="12pt" officeooo:rsid="00185074" officeooo:paragraph-rsid="00185074" style:font-size-asian="12pt" style:font-size-complex="12pt"/>
    </style:style>
    <style:style style:name="P16" style:family="paragraph" style:parent-style-name="Table_20_Contents">
      <style:text-properties fo:font-size="12pt" fo:font-weight="normal" officeooo:rsid="001aaecc" officeooo:paragraph-rsid="00185074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fo:font-size="12pt" fo:font-weight="normal" officeooo:rsid="001e2049" officeooo:paragraph-rsid="001e2049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officeooo:rsid="000f0e6f" officeooo:paragraph-rsid="000f0e6f"/>
    </style:style>
    <style:style style:name="P19" style:family="paragraph" style:parent-style-name="Table_20_Contents">
      <style:text-properties officeooo:rsid="000f0e6f" officeooo:paragraph-rsid="0028e03b"/>
    </style:style>
    <style:style style:name="P20" style:family="paragraph" style:parent-style-name="Table_20_Contents">
      <style:text-properties officeooo:rsid="0027b8ee" officeooo:paragraph-rsid="0027b8ee"/>
    </style:style>
    <style:style style:name="P21" style:family="paragraph" style:parent-style-name="Table_20_Contents">
      <style:paragraph-properties fo:text-align="center" style:justify-single-word="false"/>
      <style:text-properties officeooo:rsid="002b87dc" officeooo:paragraph-rsid="002b87dc"/>
    </style:style>
    <style:style style:name="P22" style:family="paragraph" style:parent-style-name="Table_20_Contents">
      <style:paragraph-properties fo:text-align="center" style:justify-single-word="false"/>
      <style:text-properties officeooo:rsid="002d3664" officeooo:paragraph-rsid="002d3664"/>
    </style:style>
    <style:style style:name="P23" style:family="paragraph" style:parent-style-name="Table_20_Contents">
      <style:paragraph-properties fo:text-align="center" style:justify-single-word="false"/>
      <style:text-properties style:text-underline-style="none" fo:font-weight="normal" officeooo:rsid="002d3664" officeooo:paragraph-rsid="002d3664" style:font-weight-asian="normal" style:font-weight-complex="normal"/>
    </style:style>
    <style:style style:name="P24" style:family="paragraph" style:parent-style-name="Table_20_Contents">
      <style:text-properties fo:color="#000000" style:text-underline-style="none" officeooo:rsid="002d6be7" officeooo:paragraph-rsid="002d6be7"/>
    </style:style>
    <style:style style:name="P25" style:family="paragraph" style:parent-style-name="Table_20_Contents">
      <style:text-properties fo:color="#000000" officeooo:rsid="002d3664" officeooo:paragraph-rsid="002d3664"/>
    </style:style>
    <style:style style:name="P26" style:family="paragraph" style:parent-style-name="Text_20_body">
      <style:text-properties officeooo:rsid="000aae84" officeooo:paragraph-rsid="000aae84"/>
    </style:style>
    <style:style style:name="P27" style:family="paragraph" style:parent-style-name="Preformatted_20_Text">
      <style:text-properties officeooo:paragraph-rsid="00185074"/>
    </style:style>
    <style:style style:name="P28" style:family="paragraph" style:parent-style-name="Preformatted_20_Text">
      <style:text-properties officeooo:paragraph-rsid="001e9428"/>
    </style:style>
    <style:style style:name="P29" style:family="paragraph" style:parent-style-name="Preformatted_20_Text">
      <style:text-properties style:font-name="aakar" officeooo:rsid="0021edf6" officeooo:paragraph-rsid="0021edf6"/>
    </style:style>
    <style:style style:name="P30" style:family="paragraph" style:parent-style-name="Preformatted_20_Text">
      <style:text-properties style:font-name="aakar" fo:font-size="12pt" officeooo:rsid="0021edf6" officeooo:paragraph-rsid="0021edf6" style:font-size-asian="12pt" style:font-size-complex="12pt"/>
    </style:style>
    <style:style style:name="P31" style:family="paragraph" style:parent-style-name="Preformatted_20_Text">
      <style:text-properties style:font-name="aakar" fo:font-size="12pt" officeooo:rsid="00247ccc" officeooo:paragraph-rsid="00247ccc" style:font-size-asian="12pt" style:font-size-complex="12pt"/>
    </style:style>
    <style:style style:name="P32" style:family="paragraph" style:parent-style-name="Preformatted_20_Text">
      <style:text-properties style:font-name="aakar" fo:font-size="12pt" officeooo:rsid="001f7273" officeooo:paragraph-rsid="001f7273" style:font-size-asian="12pt" style:font-size-complex="12pt"/>
    </style:style>
    <style:style style:name="P33" style:family="paragraph" style:parent-style-name="Preformatted_20_Text">
      <style:text-properties style:font-name="aakar" fo:font-size="12pt" officeooo:rsid="001fa647" officeooo:paragraph-rsid="001fa647" style:font-size-asian="12pt" style:font-size-complex="12pt"/>
    </style:style>
    <style:style style:name="P34" style:family="paragraph" style:parent-style-name="Preformatted_20_Text">
      <style:text-properties style:font-name="aakar" fo:font-size="12pt" officeooo:rsid="00240e89" officeooo:paragraph-rsid="00240e89" style:font-size-asian="12pt" style:font-size-complex="12pt"/>
    </style:style>
    <style:style style:name="P35" style:family="paragraph" style:parent-style-name="Preformatted_20_Text">
      <style:text-properties style:font-name="aakar" fo:font-size="12pt" officeooo:rsid="002977a4" officeooo:paragraph-rsid="002977a4" style:font-size-asian="10.5pt" style:font-size-complex="12pt"/>
    </style:style>
    <style:style style:name="P36" style:family="paragraph" style:parent-style-name="Preformatted_20_Text">
      <style:text-properties style:font-name="aakar" officeooo:rsid="0029b846" officeooo:paragraph-rsid="0029b846"/>
    </style:style>
    <style:style style:name="P37" style:family="paragraph" style:parent-style-name="Preformatted_20_Text">
      <style:text-properties fo:font-size="12pt" officeooo:rsid="001f7273" officeooo:paragraph-rsid="001f7273" style:font-size-asian="12pt" style:font-size-complex="12pt"/>
    </style:style>
    <style:style style:name="P38" style:family="paragraph" style:parent-style-name="Preformatted_20_Text">
      <style:text-properties fo:font-size="12pt" officeooo:rsid="001f7273" officeooo:paragraph-rsid="0023ace8" style:font-size-asian="12pt" style:font-size-complex="12pt"/>
    </style:style>
    <style:style style:name="P39" style:family="paragraph" style:parent-style-name="Preformatted_20_Text">
      <style:text-properties fo:font-size="12pt" officeooo:rsid="0020709c" officeooo:paragraph-rsid="0020709c" style:font-size-asian="12pt" style:font-size-complex="12pt"/>
    </style:style>
    <style:style style:name="P40" style:family="paragraph" style:parent-style-name="Preformatted_20_Text">
      <style:paragraph-properties fo:margin-top="0in" fo:margin-bottom="0.1965in" loext:contextual-spacing="false"/>
    </style:style>
    <style:style style:name="P41" style:family="paragraph" style:parent-style-name="Standard">
      <style:text-properties officeooo:rsid="002d6be7" officeooo:paragraph-rsid="002d6be7"/>
    </style:style>
    <style:style style:name="P42" style:family="paragraph" style:parent-style-name="Standard" style:list-style-name="L8">
      <style:text-properties fo:color="#000000"/>
    </style:style>
    <style:style style:name="P43" style:family="paragraph" style:parent-style-name="Standard">
      <style:text-properties officeooo:rsid="002d6be7" officeooo:paragraph-rsid="002d6be7"/>
    </style:style>
    <style:style style:name="P44" style:family="paragraph" style:parent-style-name="Table_20_Contents" style:list-style-name="L1">
      <style:text-properties officeooo:paragraph-rsid="001a308d"/>
    </style:style>
    <style:style style:name="P45" style:family="paragraph" style:parent-style-name="Table_20_Contents" style:list-style-name="L1">
      <style:text-properties officeooo:rsid="001a308d" officeooo:paragraph-rsid="001a308d"/>
    </style:style>
    <style:style style:name="P46" style:family="paragraph" style:parent-style-name="Table_20_Contents" style:list-style-name="L7">
      <style:text-properties officeooo:rsid="002b87dc" officeooo:paragraph-rsid="002b87dc"/>
    </style:style>
    <style:style style:name="P47" style:family="paragraph" style:parent-style-name="Table_20_Contents" style:list-style-name="L7">
      <style:text-properties officeooo:rsid="002d3664" officeooo:paragraph-rsid="002d3664"/>
    </style:style>
    <style:style style:name="P48" style:family="paragraph" style:parent-style-name="Table_20_Contents" style:list-style-name="L8"/>
    <style:style style:name="P49" style:family="paragraph" style:parent-style-name="Table_20_Contents" style:list-style-name="L8">
      <style:text-properties fo:color="#000000" style:text-underline-style="none" officeooo:rsid="002d3664" officeooo:paragraph-rsid="002d3664"/>
    </style:style>
    <style:style style:name="P50" style:family="paragraph" style:parent-style-name="Table_20_Contents">
      <style:text-properties fo:color="#000000" style:text-underline-style="none" officeooo:rsid="002d6be7" officeooo:paragraph-rsid="002d3664"/>
    </style:style>
    <style:style style:name="P51" style:family="paragraph" style:parent-style-name="Table_20_Contents">
      <style:text-properties fo:color="#000000" style:text-underline-style="none" officeooo:rsid="0030e44f" officeooo:paragraph-rsid="002d3664"/>
    </style:style>
    <style:style style:name="P52" style:family="paragraph" style:parent-style-name="Table_20_Contents">
      <style:text-properties officeooo:rsid="0030e44f" officeooo:paragraph-rsid="0030e44f"/>
    </style:style>
    <style:style style:name="P53" style:family="paragraph" style:parent-style-name="Table_20_Contents">
      <style:text-properties officeooo:rsid="0031cbc8" officeooo:paragraph-rsid="0031cbc8"/>
    </style:style>
    <style:style style:name="P54" style:family="paragraph" style:parent-style-name="Table_20_Contents">
      <style:text-properties officeooo:rsid="0033aee9" officeooo:paragraph-rsid="0033aee9"/>
    </style:style>
    <style:style style:name="P55" style:family="paragraph" style:parent-style-name="Text_20_body" style:list-style-name="L6">
      <style:text-properties officeooo:paragraph-rsid="001a308d"/>
    </style:style>
    <style:style style:name="P56" style:family="paragraph" style:parent-style-name="Text_20_body" style:list-style-name="L6">
      <style:text-properties officeooo:paragraph-rsid="0024921c"/>
    </style:style>
    <style:style style:name="P57" style:family="paragraph" style:parent-style-name="Text_20_body" style:list-style-name="L2">
      <style:paragraph-properties fo:margin-top="0in" fo:margin-bottom="0in" loext:contextual-spacing="false"/>
      <style:text-properties officeooo:paragraph-rsid="001a308d"/>
    </style:style>
    <style:style style:name="P58" style:family="paragraph" style:parent-style-name="Text_20_body" style:list-style-name="L3">
      <style:paragraph-properties fo:margin-top="0in" fo:margin-bottom="0in" loext:contextual-spacing="false"/>
      <style:text-properties officeooo:paragraph-rsid="001a308d"/>
    </style:style>
    <style:style style:name="P59" style:family="paragraph" style:parent-style-name="Text_20_body" style:list-style-name="L4">
      <style:paragraph-properties fo:margin-top="0in" fo:margin-bottom="0in" loext:contextual-spacing="false"/>
      <style:text-properties officeooo:paragraph-rsid="001a308d"/>
    </style:style>
    <style:style style:name="P60" style:family="paragraph" style:parent-style-name="Text_20_body" style:list-style-name="L5">
      <style:paragraph-properties fo:margin-top="0in" fo:margin-bottom="0in" loext:contextual-spacing="false"/>
      <style:text-properties officeooo:paragraph-rsid="001a308d"/>
    </style:style>
    <style:style style:name="T1" style:family="text">
      <style:text-properties officeooo:rsid="000d9ae2"/>
    </style:style>
    <style:style style:name="T2" style:family="text">
      <style:text-properties officeooo:rsid="0010e0e3"/>
    </style:style>
    <style:style style:name="T3" style:family="text">
      <style:text-properties officeooo:rsid="00125a23"/>
    </style:style>
    <style:style style:name="T4" style:family="text">
      <style:text-properties officeooo:rsid="00143134"/>
    </style:style>
    <style:style style:name="T5" style:family="text">
      <style:text-properties officeooo:rsid="0017d38f"/>
    </style:style>
    <style:style style:name="T6" style:family="text">
      <style:text-properties officeooo:rsid="001a308d"/>
    </style:style>
    <style:style style:name="T7" style:family="text">
      <style:text-properties fo:font-weight="bold"/>
    </style:style>
    <style:style style:name="T8" style:family="text">
      <style:text-properties fo:font-weight="bold" officeooo:rsid="001aaecc"/>
    </style:style>
    <style:style style:name="T9" style:family="text">
      <style:text-properties officeooo:rsid="00185074"/>
    </style:style>
    <style:style style:name="T10" style:family="text">
      <style:text-properties officeooo:rsid="001aaec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aaecc" style:font-weight-asian="normal" style:font-weight-complex="normal"/>
    </style:style>
    <style:style style:name="T13" style:family="text">
      <style:text-properties officeooo:rsid="0020709c"/>
    </style:style>
    <style:style style:name="T14" style:family="text">
      <style:text-properties officeooo:rsid="0023ace8"/>
    </style:style>
    <style:style style:name="T15" style:family="text">
      <style:text-properties officeooo:rsid="002468b7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e9428" style:font-size-asian="12pt" style:font-size-complex="12pt"/>
    </style:style>
    <style:style style:name="T18" style:family="text">
      <style:text-properties officeooo:rsid="002492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256154466272" text:id="ct94256154466272">
          <text:insertion>
            <office:change-info>
              <dc:creator>Unknown Author</dc:creator>
              <dc:date>2021-10-17T17:04:20</dc:date>
            </office:change-info>
          </text:insertion>
        </text:changed-region>
        <text:changed-region xml:id="ct94256154702848" text:id="ct94256154702848">
          <text:insertion>
            <office:change-info>
              <dc:creator>Unknown Author</dc:creator>
              <dc:date>2021-10-17T17:06:08</dc:date>
            </office:change-info>
          </text:insertion>
        </text:changed-region>
        <text:changed-region xml:id="ct94256154709728" text:id="ct94256154709728">
          <text:insertion>
            <office:change-info>
              <dc:creator>Unknown Author</dc:creator>
              <dc:date>2021-10-17T17:06:08</dc:date>
            </office:change-info>
          </text:insertion>
        </text:changed-region>
        <text:changed-region xml:id="ct94256139549968" text:id="ct94256139549968">
          <text:insertion>
            <office:change-info>
              <dc:creator>Unknown Author</dc:creator>
              <dc:date>2021-10-18T17:14:38</dc:date>
            </office:change-info>
          </text:insertion>
        </text:changed-region>
        <text:changed-region xml:id="ct94256154642256" text:id="ct94256154642256">
          <text:insertion>
            <office:change-info>
              <dc:creator>Unknown Author</dc:creator>
              <dc:date>2021-10-18T17:14:48</dc:date>
            </office:change-info>
          </text:insertion>
        </text:changed-region>
        <text:changed-region xml:id="ct94256164559168" text:id="ct94256164559168">
          <text:insertion>
            <office:change-info>
              <dc:creator>Unknown Author</dc:creator>
              <dc:date>2021-10-18T17:15:01</dc:date>
            </office:change-info>
          </text:insertion>
        </text:changed-region>
        <text:changed-region xml:id="ct94256166853056" text:id="ct94256166853056">
          <text:insertion>
            <office:change-info>
              <dc:creator>Unknown Author</dc:creator>
              <dc:date>2021-10-18T17:31:37</dc:date>
            </office:change-info>
          </text:insertion>
        </text:changed-region>
        <text:changed-region xml:id="ct94256167546960" text:id="ct94256167546960">
          <text:insertion>
            <office:change-info>
              <dc:creator>Unknown Author</dc:creator>
              <dc:date>2021-10-18T17:32:37</dc:date>
            </office:change-info>
          </text:insertion>
        </text:changed-region>
        <text:changed-region xml:id="ct94256167479328" text:id="ct94256167479328">
          <text:insertion>
            <office:change-info>
              <dc:creator>Unknown Author</dc:creator>
              <dc:date>2021-10-18T17:32:38</dc:date>
            </office:change-info>
          </text:insertion>
        </text:changed-region>
        <text:changed-region xml:id="ct94256165501440" text:id="ct94256165501440">
          <text:insertion>
            <office:change-info>
              <dc:creator>Unknown Author</dc:creator>
              <dc:date>2021-10-18T17:32:43</dc:date>
            </office:change-info>
          </text:insertion>
        </text:changed-region>
        <text:changed-region xml:id="ct94256165907088" text:id="ct94256165907088">
          <text:insertion>
            <office:change-info>
              <dc:creator>Unknown Author</dc:creator>
              <dc:date>2021-10-18T17:32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row table:style-name="TableLine94256153399296">
          <table:table-cell table:style-name="Table1.A1" office:value-type="string">
            <text:p text:style-name="P1"># ssh <text:a xlink:type="simple" xlink:href="mailto:sujan.tmg@172.28.255.26" text:style-name="Internet_20_link" text:visited-style-name="Visited_20_Internet_20_Link">sujan.tmg@172.28.255.26</text:a></text:p>
            <text:p text:style-name="P1">wlink123</text:p>
            <text:p text:style-name="P1"/>
          </table:table-cell>
        </table:table-row>
        <table:table-row table:style-name="TableLine94256153369104">
          <table:table-cell table:style-name="Table1.A2" office:value-type="string">
            <text:p text:style-name="P4">Tried installing isabell, but cant.</text:p>
            <text:p text:style-name="P4"/>
            <text:p text:style-name="P2"/>
            <text:p text:style-name="P2">Elastrix installation <text:span text:style-name="T1">on centos </text:span><text:span text:style-name="T3">with </text:span></text:p>
            <text:p text:style-name="P2"/>
            <text:p text:style-name="P5">user : <text:span text:style-name="T5">sujan</text:span></text:p>
            <text:p text:style-name="P5">password: Sujan!@#$%67890</text:p>
            <text:p text:style-name="P5"/>
            <text:p text:style-name="P11">mysql password: <text:span text:style-name="T4">sujan</text:span></text:p>
            <text:p text:style-name="P11"/>
            <text:p text:style-name="P12">Login with gui:</text:p>
            <text:p text:style-name="P12">username: admin</text:p>
            <text:p text:style-name="P12">passwd : sujan</text:p>
            <text:p text:style-name="P2"/>
          </table:table-cell>
        </table:table-row>
        <table:table-row table:style-name="TableLine94256154651568">
          <table:table-cell table:style-name="Table1.A2" office:value-type="string">
            <text:p text:style-name="P3">Xen management:</text:p>
            <text:p text:style-name="P3"># rdesktop <text:s/>rdesktop-02</text:p>
            <text:p text:style-name="P18"><text:span text:style-name="T2">#</text:span>wlink123$#</text:p>
            <text:p text:style-name="P18"/>
            <text:p text:style-name="P20">wlink123$#</text:p>
            <text:p text:style-name="P20"/>
            <text:p text:style-name="P6"/>
            <text:p text:style-name="P7">server login:</text:p>
            <text:p text:style-name="P7">username : root</text:p>
            <text:p text:style-name="P7">password : r00twlink<text:span text:style-name="T15">123</text:span></text:p>
            <text:p text:style-name="P7"/>
            <text:p text:style-name="P8">pbx administrative password: sujan</text:p>
            <table:table table:name="Table2" table:style-name="Table2">
              <table:table-column table:style-name="Table2.A"/>
              <table:table-row table:style-name="TableLine94256153386640">
                <table:table-cell table:style-name="Table2.A1" office:value-type="string">
                  <text:p text:style-name="P9"/>
                  <text:list xml:id="list3030393435" text:style-name="L1">
                    <text:list-item>
                      <text:p text:style-name="P45">static ip address to centos</text:p>
                      <text:p text:style-name="P44"><text:span text:style-name="T6">-</text:span>Create a file named /etc/sysconfig/network-scripts/ifcfg-eth0 as follows: </text:p>
                    </text:list-item>
                  </text:list>
                  <text:list xml:id="list2308951899" text:style-name="L2">
                    <text:list-item>
                      <text:p text:style-name="P57"><text:span text:style-name="User_20_Entry">DEVICE=eth0</text:span> </text:p>
                    </text:list-item>
                  </text:list>
                  <text:list xml:id="list1713820346" text:style-name="L3">
                    <text:list-item>
                      <text:p text:style-name="P58"><text:span text:style-name="User_20_Entry">BOOTPROTO=none</text:span> </text:p>
                    </text:list-item>
                  </text:list>
                  <text:list xml:id="list1121091579" text:style-name="L4">
                    <text:list-item>
                      <text:p text:style-name="P59"><text:span text:style-name="User_20_Entry">ONBOOT=yes</text:span> </text:p>
                    </text:list-item>
                  </text:list>
                  <text:list xml:id="list603359020" text:style-name="L5">
                    <text:list-item>
                      <text:p text:style-name="P60"><text:span text:style-name="User_20_Entry">PREFIX=24</text:span> </text:p>
                    </text:list-item>
                  </text:list>
                  <text:list xml:id="list4139597151" text:style-name="L6">
                    <text:list-item>
                      <text:p text:style-name="P55"><text:span text:style-name="User_20_Entry">IPADDR=</text:span><text:span text:style-name="User_20_Entry"><text:span text:style-name="T6">172.28.255.26</text:span></text:span></text:p>
                    </text:list-item>
                    <text:list-item>
                      <text:p text:style-name="P55"><text:span text:style-name="User_20_Entry"><text:span text:style-name="T6">GATEWAY=172.28.255.250</text:span></text:span></text:p>
                    </text:list-item>
                    <text:list-item>
                      <text:p text:style-name="P56"><text:span text:style-name="User_20_Entry"><text:span text:style-name="T18">DNS1=202.79.32.97</text:span></text:span></text:p>
                    </text:list-item>
                    <text:list-item>
                      <text:p text:style-name="P56"><text:span text:style-name="User_20_Entry"><text:span text:style-name="T18">DNS2=8.8.8.8</text:span></text:span></text:p>
                    </text:list-item>
                    <text:list-item>
                      <text:p text:style-name="P55"><text:span text:style-name="User_20_Entry"><text:span text:style-name="T6">systemctl restart network</text:span></text:span></text:p>
                    </text:list-item>
                    <text:list-item>
                      <text:p text:style-name="P55"><text:span text:style-name="User_20_Entry"/></text:p>
                    </text:list-item>
                  </text:list>
                </table:table-cell>
              </table:table-row>
            </table:table>
            <text:p text:style-name="P10"><text:span text:style-name="User_20_Entry"/></text:p>
            <text:p text:style-name="P19"><text:change-start text:change-id="ct94256154466272"/></text:p>
            <text:p text:style-name="P19"><text:change-end text:change-id="ct94256154466272"/><text:soft-page-break/></text:p>
            <text:p text:style-name="P8"/>
          </table:table-cell>
        </table:table-row>
        <table:table-row table:style-name="TableLine94256154629520">
          <table:table-cell table:style-name="Table1.A2" office:value-type="string">
            <text:p text:style-name="P13"><text:span text:style-name="T9"><text:s/></text:span><text:span text:style-name="T10">IVR stands for </text:span><text:span text:style-name="T7">Interactive Voice Response </text:span><text:span text:style-name="T8">, </text:span><text:span text:style-name="T12">ie “Thank you for calling, If you know the extension number, please, dial …”</text:span></text:p>
            <text:p text:style-name="P16"/>
            <text:p text:style-name="P14"><text:span text:style-name="T12">S</text:span><text:span text:style-name="T11">IP : </text:span></text:p>
            <text:p text:style-name="P17"/>
            <text:p text:style-name="P17">IAX</text:p>
            <text:p text:style-name="P15"/>
            <text:p text:style-name="P15"/>
          </table:table-cell>
        </table:table-row>
        <table:table-row table:style-name="TableLine94256154479680">
          <table:table-cell table:style-name="Table1.A2" office:value-type="string">
            <text:p text:style-name="P28"><text:span text:style-name="Source_20_Text"><text:span text:style-name="T16"/></text:span></text:p>
            <text:p text:style-name="P28"><text:span text:style-name="Source_20_Text"><text:span text:style-name="T17">Set new-host name to the server:</text:span></text:span></text:p>
            <text:p text:style-name="P27"><text:bookmark text:name="span-87-157"/><text:span text:style-name="Source_20_Text"><text:span text:style-name="T16">hostnamectl set-hostname my.new-hostname.server</text:span></text:span></text:p>
            <text:p text:style-name="P13"/>
          </table:table-cell>
        </table:table-row>
        <table:table-row table:style-name="TableLine94256154653616">
          <table:table-cell table:style-name="Table1.A2" office:value-type="string">
            <text:p text:style-name="P37">Assigning IP:</text:p>
            <text:p text:style-name="P37">- <text:span text:style-name="T13">check within log with </text:span><text:span text:style-name="T14">f</text:span><text:span text:style-name="T13">ping: </text:span><text:span text:style-name="T14">#fping -g </text:span><text:span text:style-name="T13">172.28.255.</text:span><text:span text:style-name="T14">0/24</text:span></text:p>
            <text:p text:style-name="P37"/>
            <text:p text:style-name="P37"/>
            <text:p text:style-name="P38">- <text:span text:style-name="T13">check within gateway with fping: </text:span><text:span text:style-name="T14">##fping -g </text:span><text:span text:style-name="T13">172.28.255.</text:span><text:span text:style-name="T14">0/24</text:span></text:p>
            <text:p text:style-name="P38"/>
            <text:p text:style-name="P37">- <text:span text:style-name="T13">check in master.wlink.com.np: </text:span><text:span text:style-name="T14">#gui based no actual problem.</text:span></text:p>
            <text:p text:style-name="P37"/>
            <text:p text:style-name="P39"/>
            <text:p text:style-name="P39">if unused in all three place, user the ip else check for others.</text:p>
            <text:p text:style-name="P39"/>
            <text:p text:style-name="P39"/>
          </table:table-cell>
        </table:table-row>
        <table:table-row table:style-name="TableLine94256154654256">
          <table:table-cell table:style-name="Table1.A2" office:value-type="string">
            <text:p text:style-name="P32"/>
            <text:p text:style-name="P33">Internet connection in VM:</text:p>
            <text:p text:style-name="P34"/>
            <text:p text:style-name="P34">172.28.255.178</text:p>
          </table:table-cell>
        </table:table-row>
        <table:table-row table:style-name="TableLine94256154654896">
          <table:table-cell table:style-name="Table1.A2" office:value-type="string">
            <text:p text:style-name="P30">172.28.255.0/24</text:p>
            <text:p text:style-name="P30">10.12.</text:p>
          </table:table-cell>
        </table:table-row>
        <table:table-row table:style-name="TableLine94256154655536">
          <table:table-cell table:style-name="Table1.A2" office:value-type="string">
            <text:p text:style-name="P31">Trying in new vm ; 8 core 8 gb</text:p>
            <text:p text:style-name="P31">root: Sujan!@#$%67890</text:p>
            <text:p text:style-name="P31">username:sujan</text:p>
            <text:p text:style-name="P31">pass : Wlink123$#</text:p>
            <text:p text:style-name="P31"/>
          </table:table-cell>
        </table:table-row>
        <table:table-row table:style-name="TableLine94256154656096">
          <table:table-cell table:style-name="Table1.A2" office:value-type="string">
            <text:p text:style-name="P29"/>
            <text:p text:style-name="P35">tmux shortcuts:</text:p>
            <text:p text:style-name="P35"/>
            <text:p text:style-name="P35"><text:span text:style-name="Source_20_Text">% <text:s/>vertical split</text:span></text:p>
            <text:p text:style-name="Preformatted_20_Text"><text:span text:style-name="Source_20_Text">" <text:s/>horizontal split</text:span></text:p>
            <text:p text:style-name="Preformatted_20_Text"/>
            <text:p text:style-name="Preformatted_20_Text"><text:span text:style-name="Source_20_Text">o <text:s/>swap panes</text:span></text:p>
            <text:p text:style-name="Preformatted_20_Text"><text:span text:style-name="Source_20_Text">q <text:s/>show pane numbers</text:span></text:p>
            <text:p text:style-name="Preformatted_20_Text"><text:span text:style-name="Source_20_Text">x <text:s/>kill pane</text:span></text:p>
            <text:p text:style-name="Preformatted_20_Text"><text:span text:style-name="Source_20_Text">+ <text:s/>break pane into window (e.g. to select text by mouse to copy)</text:span></text:p>
            <text:p text:style-name="Preformatted_20_Text"><text:span text:style-name="Source_20_Text">- <text:s/>restore pane from window</text:span></text:p>
            <text:p text:style-name="Preformatted_20_Text"><text:span text:style-name="Source_20_Text">⍽ <text:s/>space - toggle between layouts</text:span></text:p>
            <text:p text:style-name="Preformatted_20_Text"><text:span text:style-name="Source_20_Text">&lt;prefix&gt; q (Show pane numbers, when the numbers show up type the key to goto that pane)</text:span></text:p>
            <text:p text:style-name="Preformatted_20_Text"><text:soft-page-break/><text:span text:style-name="Source_20_Text">&lt;prefix&gt; { (Move the current pane left)</text:span></text:p>
            <text:p text:style-name="Preformatted_20_Text"><text:span text:style-name="Source_20_Text">&lt;prefix&gt; } (Move the current pane right)</text:span></text:p>
            <text:p text:style-name="P40"><text:span text:style-name="Source_20_Text">&lt;prefix&gt; z toggle pane zoom</text:span></text:p>
            <text:p text:style-name="P35"/>
          </table:table-cell>
        </table:table-row>
        <table:table-row table:style-name="TableLine94256154656704">
          <table:table-cell table:style-name="Table1.A2" office:value-type="string">
            <text:p text:style-name="P36">Pool 3, </text:p>
            <text:p text:style-name="P36">clone:</text:p>
            <text:p text:style-name="P36">add ram : 6 gb</text:p>
            <text:p text:style-name="P36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 table:style-name="TableLine94256154658016">
          <table:table-cell table:style-name="Table3.A1" office:value-type="string">
            <text:p text:style-name="P21">GENERAL ISSUES</text:p>
          </table:table-cell>
        </table:table-row>
        <table:table-row table:style-name="TableLine94256154718624">
          <table:table-cell table:style-name="Table3.A2" office:value-type="string">
            <text:list xml:id="list528462997" text:style-name="L7">
              <text:list-item>
                <text:p text:style-name="P46">NO DIAL TONE</text:p>
                <text:p text:style-name="P46">- loose wire</text:p>
              </text:list-item>
              <text:list-item>
                <text:p text:style-name="P46">AUDIO PROBLEMS</text:p>
                <text:p text:style-name="P46">- bandwidth </text:p>
              </text:list-item>
              <text:list-item>
                <text:p text:style-name="P46">INCORRECTLY COMPLETED CALLS</text:p>
                <text:p text:style-name="P46">- serious configuration problems</text:p>
                <text:list>
                  <text:list-item>
                    <text:list>
                      <text:list-header>
                        <text:p text:style-name="P47"/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Line94256154719808">
          <table:table-cell table:style-name="Table3.A2" office:value-type="string">
            <text:p text:style-name="P22">GENERAL SOLUTIONS:</text:p>
            <text:p text:style-name="P23"/>
          </table:table-cell>
        </table:table-row>
        <table:table-row table:style-name="TableLine94256154720064">
          <table:table-cell table:style-name="Table3.A2" office:value-type="string">
            <text:list xml:id="list1782924125" text:style-name="L8">
              <text:list-item>
                <text:p text:style-name="P48"><text:change-start text:change-id="ct94256154702848"/>HARDWARE RESET</text:p>
              </text:list-item>
              <text:list-item>
                <text:p text:style-name="P48">CHECK BANDWIDTH</text:p>
              </text:list-item>
              <text:list-item>
                <text:p text:style-name="P48">PRIOTRIZE VOIP <text:s/>TRAFFIC</text:p>
              </text:list-item>
              <text:list-item>
                <text:p text:style-name="P48">CHECK THE LOGS</text:p>
              </text:list-item>
            </text:list>
            <text:p text:style-name="P25"><text:change-end text:change-id="ct94256154702848"/></text:p>
          </table:table-cell>
        </table:table-row>
        <table:table-row table:style-name="TableLine94256154720720">
          <table:table-cell table:style-name="Table3.A5" office:value-type="string">
            <text:list xml:id="list173502834834266" text:continue-numbering="true" text:style-name="L8">
              <text:list-item>
                <text:p text:style-name="P49"><text:change-start text:change-id="ct94256154709728"/>HARDWARE RESET</text:p>
              </text:list-item>
              <text:list-item>
                <text:p text:style-name="P49">CHECK BANDWIDTH</text:p>
              </text:list-item>
              <text:list-item>
                <text:p text:style-name="P49">PRIOTRIZE VOIP <text:s/>TRAFFIC</text:p>
              </text:list-item>
              <text:list-item>
                <text:p text:style-name="P42">CHECK THE LOGS</text:p>
              </text:list-item>
            </text:list>
            <text:p text:style-name="P24"/>
            <text:p text:style-name="P24"><text:change-end text:change-id="ct94256154709728"/></text:p>
          </table:table-cell>
        </table:table-row>
        <table:table-row table:style-name="TableLine94256154721872">
          <table:table-cell table:style-name="Table3.A2" office:value-type="string">
            <text:p text:style-name="P50"><text:change-start text:change-id="ct94256139549968"/></text:p>
            <text:p text:style-name="P51"><text:change-end text:change-id="ct94256139549968"/></text:p>
          </table:table-cell>
        </table:table-row>
      </table:table>
      <text:p text:style-name="P41"><text:change-start text:change-id="ct94256154642256"/></text:p>
      <text:p text:style-name="P41"><text:change-end text:change-id="ct94256154642256"/></text:p>
      <table:table table:name="Table4" table:style-name="Table4">
        <table:table-column table:style-name="Table4.A"/>
        <table:table-row table:style-name="TableLine94256164549712">
          <table:table-cell table:style-name="Table4.A1" office:value-type="string">
            <text:p text:style-name="P52"><text:change-start text:change-id="ct94256164559168"/>SIP protocol:</text:p>
            <text:p text:style-name="P52"><text:change-end text:change-id="ct94256164559168"/></text:p>
          </table:table-cell>
        </table:table-row>
        <table:table-row table:style-name="TableLine94256164549712">
          <table:table-cell table:style-name="Table4.A2" office:value-type="string">
            <text:p text:style-name="P53"><text:change-start text:change-id="ct94256166853056"/>Username: <text:s/>admin </text:p>
            <text:p text:style-name="P53">password: w1ink123[*]</text:p>
            <text:p text:style-name="P53"><text:change-end text:change-id="ct94256166853056"/><text:change-start text:change-id="ct94256167546960"/></text:p>
            <text:p text:style-name="P53"><text:change-end text:change-id="ct94256167546960"/></text:p>
          </table:table-cell>
        </table:table-row>
        <table:table-row table:style-name="TableLine94256164549712">
          <table:table-cell table:style-name="Table4.A2" office:value-type="string">
            <text:p text:style-name="P54"><text:change-start text:change-id="ct94256167479328"/>Inbound </text:p>
            <text:p text:style-name="P54"><text:change-end text:change-id="ct94256167479328"/></text:p>
          </table:table-cell>
        </table:table-row>
        <table:table-row table:style-name="TableLine94256164549712">
          <table:table-cell table:style-name="Table4.A2" office:value-type="string">
            <text:p text:style-name="P54"><text:change-start text:change-id="ct94256165501440"/>Outbound</text:p>
            <text:p text:style-name="P54"><text:change-end text:change-id="ct94256165501440"/></text:p>
          </table:table-cell>
        </table:table-row>
        <table:table-row table:style-name="TableLine94256164549712">
          <table:table-cell table:style-name="Table4.A2" office:value-type="string">
            <text:p text:style-name="P54"><text:change-start text:change-id="ct94256165907088"/>Trunk:<text:change-end text:change-id="ct94256165907088"/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50:12.392659349</meta:creation-date>
    <meta:generator>LibreOffice/6.4.7.2$Linux_X86_64 LibreOffice_project/40$Build-2</meta:generator>
    <dc:date>2021-10-18T17:32:49.183964533</dc:date>
    <meta:editing-duration>PT14H53M19S</meta:editing-duration>
    <meta:editing-cycles>32</meta:editing-cycles>
    <meta:document-statistic meta:table-count="4" meta:image-count="0" meta:object-count="0" meta:page-count="3" meta:paragraph-count="86" meta:word-count="327" meta:character-count="2037" meta:non-whitespace-character-count="1793"/>
  </office:meta>
</office:document-meta>
</file>